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351400008D2E00004F600433B3D38C11A429.svg" manifest:media-type="image/svg+xml"/>
  <manifest:file-entry manifest:full-path="Pictures/10000201000003AF0000021274C55E74B719752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fo:min-height="19.163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title">
      <style:graphic-properties fo:min-height="20.963cm"/>
    </style:style>
    <style:style style:name="pr4" style:family="presentation" style:parent-style-name="LushGreen-title">
      <style:graphic-properties fo:min-height="21cm"/>
    </style:style>
    <style:style style:name="pr5" style:family="presentation" style:parent-style-name="LushGreen-title">
      <style:graphic-properties fo:min-height="18.963cm"/>
    </style:style>
    <style:style style:name="pr6" style:family="presentation" style:parent-style-name="LushGreen-title">
      <style:graphic-properties fo:min-height="19.563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draw:frame presentation:style-name="pr1" draw:layer="layout" svg:width="25.199cm" svg:height="19.163cm" svg:x="1.4cm" svg:y="0.837cm" presentation:class="title" presentation:user-transformed="true">
          <draw:text-box>
            <text:p>Aplicativo de Eventos<text:line-break/>(Eventos App) 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0">
        <draw:frame presentation:style-name="pr3" draw:layer="layout" svg:width="28cm" svg:height="20.963cm" svg:x="0cm" svg:y="0cm" presentation:class="title" presentation:user-transformed="true">
          <draw:text-box>
            <text:p>O que faz ?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1T0">
        <draw:frame presentation:style-name="pr4" draw:layer="layout" svg:width="28cm" svg:height="21cm" svg:x="0cm" svg:y="0cm" presentation:class="title" presentation:user-transformed="true">
          <draw:text-box>
            <text:p>Protótipo e o local com mais informações:<text:line-break/><text:line-break/><text:span text:style-name="T1">Site:</text:span><text:line-break/><text:span text:style-name="T1"><text:a xlink:href="https://github.com/WagnerLucio123/Trabalho01" xlink:type="simple">https://github.com/WagnerLucio123/Trabalho01</text:a></text:span><text:span text:style-name="T1"><text:line-break/></text:span><text:span text:style-name="T1"><text:line-break/></text:span><text:span text:style-name="T1"><text:line-break/></text:span><text:span text:style-name="T1">Protótipo:</text:span><text:line-break/><text:span text:style-name="T1"><text:a xlink:href="https://github.com/WagnerLucio123/Trabalho01/blob/master/Eventos_app.pdf" xlink:type="simple">https://github.com/WagnerLucio123/Trabalho01/blob/master/Eventos_app.pdf</text:a>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0">
        <draw:frame presentation:style-name="pr5" draw:layer="layout" svg:width="25.199cm" svg:height="18.963cm" svg:x="1.4cm" svg:y="0.837cm" presentation:class="title" presentation:user-transformed="true">
          <draw:text-box>
            <text:p>Para que tipo de <text:line-break/>cliente é destinado ?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0">
        <draw:frame presentation:style-name="pr6" draw:layer="layout" svg:width="25.199cm" svg:height="19.563cm" svg:x="1.4cm" svg:y="0.837cm" presentation:class="title" presentation:user-transformed="true">
          <draw:text-box>
            <text:p>Dificuldades encontradas!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74C55E74B7197529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8T14:28:01.872000000</meta:creation-date>
    <dc:date>2017-11-28T14:54:12.948000000</dc:date>
    <meta:editing-duration>PT11M58S</meta:editing-duration>
    <meta:editing-cycles>3</meta:editing-cycles>
    <meta:generator>LibreOffice/5.2.4.2$Windows_x86 LibreOffice_project/3d5603e1122f0f102b62521720ab13a38a4e0eb0</meta:generator>
    <meta:document-statistic meta:object-count="48"/>
  </office:meta>
</office:document-meta>
</file>